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3">
      <style:paragraph-properties>
        <style:tab-stops>
          <style:tab-stop style:position="10.003cm" style:type="right" style:leader-style="dotted" style:leader-text="."/>
        </style:tab-stops>
      </style:paragraph-properties>
    </style:style>
    <style:style style:name="P3" style:family="paragraph" style:parent-style-name="Contents_20_1">
      <style:paragraph-properties>
        <style:tab-stops>
          <style:tab-stop style:position="11.001cm" style:type="right" style:leader-style="dotted" style:leader-text="."/>
        </style:tab-stops>
      </style:paragraph-properties>
    </style:style>
    <style:style style:name="P4" style:family="paragraph" style:parent-style-name="Contents_20_2">
      <style:paragraph-properties>
        <style:tab-stops>
          <style:tab-stop style:position="10.502cm" style:type="right" style:leader-style="dotted" style:leader-text="."/>
        </style:tab-stops>
      </style:paragraph-properties>
    </style:style>
    <style:style style:name="P5" style:family="paragraph" style:parent-style-name="Heading">
      <style:paragraph-properties fo:break-before="page"/>
    </style:style>
    <style:style style:name="P6" style:family="paragraph" style:parent-style-name="Text_20_body">
      <style:paragraph-properties fo:padding="0cm" fo:border-left="none" fo:border-right="none" fo:border-top="none" fo:border-bottom="0.002cm solid #000000" style:shadow="none"/>
    </style:style>
    <style:style style:name="P7" style:family="paragraph" style:parent-style-name="Text_20_body">
      <style:paragraph-properties fo:padding="0cm" fo:border-left="none" fo:border-right="none" fo:border-top="none" fo:border-bottom="0.002cm solid #000000" style:shadow="none"/>
      <style:text-properties style:text-line-through-style="solid"/>
    </style:style>
    <style:style style:name="P8" style:family="paragraph" style:parent-style-name="Heading_20_1">
      <style:paragraph-properties fo:padding="0cm" fo:border-left="none" fo:border-right="none" fo:border-top="none" fo:border-bottom="0.002cm solid #000000" style:shadow="none"/>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Inhaltsverzeichnis</text:p>
          </text:index-title>
          <text:p text:style-name="P2">Genpool<text:tab/>1</text:p>
          <text:p text:style-name="P2">Isolation des Planeten<text:tab/>1</text:p>
          <text:p text:style-name="P2">Grund für Techlevel<text:tab/>1</text:p>
          <text:p text:style-name="P2">Grund für Kontrolle<text:tab/>1</text:p>
          <text:p text:style-name="P3">Hauptthema<text:tab/>1</text:p>
          <text:p text:style-name="P2">Raumfahrt<text:tab/>1</text:p>
          <text:p text:style-name="P2">Medizin<text:tab/>1</text:p>
          <text:p text:style-name="P2">Energie<text:tab/>1</text:p>
          <text:p text:style-name="P2">Industrie<text:tab/>1</text:p>
          <text:p text:style-name="P3">Kampagne<text:tab/>1</text:p>
          <text:p text:style-name="P4">Phase 1 – Low Power Fanatasy<text:tab/>1</text:p>
          <text:p text:style-name="P4">Phase 2 – High Power Fantasy<text:tab/>1</text:p>
          <text:p text:style-name="P4">Phase 3 – Kontrolle – Modern<text:tab/>1</text:p>
          <text:p text:style-name="P4">Phase 4 – Low Power Science Fiction<text:tab/>1</text:p>
          <text:p text:style-name="P4">Phase 5 – High Power Science Fiction<text:tab/>1</text:p>
          <text:p text:style-name="P4">Phase 6 – Supernatural<text:tab/>1</text:p>
        </text:index-body>
      </text:table-of-content>
      <text:p text:style-name="Standard"/>
      <text:p text:style-name="P5">Revelation</text:p>
      <text:h text:style-name="Heading_20_3" text:outline-level="3">Genpool</text:h>
      <text:p text:style-name="Text_20_body">Die Gensequenzen enthalten alle Informationen über die Si­mulation vor allem wie man sie manipulieren kann und wie man letzlich aus der Simulation herauskommt. </text:p>
      <text:p text:style-name="Text_20_body">Die Gensequenzen verleihen dem Träger nahezu un­beschreibliche Macht, wenn die Gensequenz es selber will und wenn der Träger den Umgang mit der Sequenz gelernt hat. </text:p>
      <text:p text:style-name="Text_20_body">-&gt; Die Gensequenz verfügt über ein eigenes Bewußtsein und kann ihren Träger durchaus kontrollieren. </text:p>
      <text:p text:style-name="Text_20_body">Man hält <text:s/>die Sequenz aber bisher nur für den Schlüsssel für technologische dominanz</text:p>
      <text:p text:style-name="Text_20_body">Die Gensequenzen entscheiden wieviel Ressourcen einer Identität zugeordnet werden. Je mehr Gene desto mehr Ressourcen. Entitäten, die die komplette Sequenz haben werden völlig simuliert und können auch die Simulation verlassen. Je mehr Gene, desto mächtiger wird die Gensequenz.</text:p>
      <text:p text:style-name="Text_20_body">Die Gensequenzen sind ein Mittel der Simulationsmacher, um die Simulation zu kontrollieren und um sich auf einige wenige Entitäten konzentrieren zu können.</text:p>
      <text:p text:style-name="Text_20_body">Die Entitäten werden komplexen Auswahlroutinen bzw Algorythmen unterworfen, um diejenigen Entitäten zu finden, die es wert sind genauer simuliert zu werden. Die Simulation kann nicht alle Entitäten eines Universum simulieren, das würde viel zu viel Ressourcen fressen.</text:p>
      <text:p text:style-name="Text_20_body">Die Gensequenzen wurden von Machern der Simulation allen Entitäten eingepflanzt. Zu gegebenerzeit werden die Macher die Gensequenzen aktivieren. Die Entitäten haben das erste mal von der Gensequenz Notiz genommen, als sich die Sims zur Hochkultur entwickelt haben. </text:p>
      <text:h text:style-name="Heading_20_3" text:outline-level="3">Isolation des Planeten</text:h>
      <text:p text:style-name="Text_20_body">Es darf keine fremde Gensequenz importiert werden um den Genpool möglichst sauber zu halten.</text:p>
      <text:h text:style-name="Heading_20_3" text:outline-level="3">Grund für Techlevel</text:h>
      <text:p text:style-name="Text_20_body">Unterbinden von zu hoher Mobilität und zu starker Vermi­schung des Genpools also kein Hochtechnik.</text:p>
      <text:h text:style-name="Heading_20_3" text:outline-level="3">Grund für Kontrolle</text:h>
      <text:p text:style-name="P6">Überwachung des Genpools, Sicherstellen das keiner von außen eindringt, erkennen <text:s/>wenn Gensequenz erwacht</text:p>
      <text:p text:style-name="P6"/>
      <text:p text:style-name="P6">Gegner wollen Gensequenz wegen der Macht. Es gibt aber auch wenige die wirklich wissen was die Sequenz bedeutet und daher die Spieler in ihre Gewalt bringen wollen.</text:p>
      <text:p text:style-name="P6"/>
      <text:p text:style-name="P6">Man weiss dass die Gensequenz dormant ist und irgendwann erwachen wird. </text:p>
      <text:p text:style-name="P6"/>
      <text:p text:style-name="P7">Die Gensequenz wurde im Krieg gegen die Götter von den Machern der Simulation eingebracht. Die Menschheit hat so versucht Ihr wissen vor den göttern in sicherheit zu bringen um irgendwann den krieg gegen die götter neu zu entfachen.</text:p>
      <text:h text:style-name="P8" text:outline-level="1">Hauptthema</text:h>
      <text:p text:style-name="Standard">Das Universum, in dem die Kampagne spielt, ist eine voll­ständige Simulation in einem riesigen Computer.</text:p>
      <text:p text:style-name="Standard"/>
      <text:p text:style-name="Standard">Die Zivilisation, die diese gigantische Rechenmaschine ge­baut hat, entspricht der Erde im Jahre 2100. Die Erde hat zwar <text:s/>große Fortschritte gemacht, aber im großen und ganzen gab es seit dem Computerzeitalter keine neuen fundamentalen technologischen Veränderungen. Die meisten Fortschritte beruhen schlicht darauf, dass man bereits be­kannte Fertigkeiten bis zur Perfektion weiterentwickelt hat und man nahezu alle Prozesse weitestgehend automatisiert hat.</text:p>
      <text:p text:style-name="Standard"/>
      <text:p text:style-name="Standard">Die Simulation wurde von einem schwerreichen Industriellen gesponsort und soll die Frage nach dem Sinn des Lebens klä­ren. Denn trotz aller Fortschritte hat man bisher nicht den Grund für die menschliche Existenz geklärt. So fragt man sich nach wie vor, welchen Sinn hat das Leben. Viele sagen, dass das Leben keinerlei Sinn hat und das es keinerlei Be­deutung hat, wenn die Menschheit untergeht, da das Univer­sum davon sowieso keinerlei Notiz nimmt. Genauso wenig weiß man, was Leben genau ist. Lebt ein Mensch wirklich? Was genau ist Leben??</text:p>
      <text:p text:style-name="Standard"/>
      <text:p text:style-name="Standard">Also hat man den modernsten Rechner zusammengeschraubt und eine Simulation entwickelt, die ein alternatives Univer­sum implementiert. In diesem Universum soll die Entwick­lung des menschlichen Lebens abgebildet werden und man will anhand der Ergebnisse mehr über das Leben und den Sinn des Lebens erfahren. </text:p>
      <text:p text:style-name="Standard"/>
      <text:p text:style-name="Standard">Die in dieser Simulation enthaltenen Entitäten sind so weit komplex und entsprechen allen Definitionen des Lebens. Aber ist es wirklich Leben wie das Leben auf der Erde.</text:p>
      <text:p text:style-name="Standard"/>
      <text:p text:style-name="Text_20_body">Also gab man den Entitäten dieser Simulation alle Informa­tionen mit (die Gensequenzen), damit die Entitäten selber herausfinden können, das sie in einer Simulation stecken. Die Informationen enthalten ebenfalls alle notwendigen Informa­tionen wie sie eine Weg aus der Simulation finden können. </text:p>
      <text:h text:style-name="Heading_20_3" text:outline-level="3">Raumfahrt</text:h>
      <text:p text:style-name="Standard">Die Menschheit hat keine weiteren Planeten kolonisiert, die Raumfahrt ist nicht existent (keine bemannte Missionen zum Mars). Die Lichtgeschwindigkeit ist das Mass aller Dinge. Es gibt keine Sprungtore oder ähnliches, mit dem man im Uni­versum „Abkürzungen“ nehmen kann.</text:p>
      <text:h text:style-name="Heading_20_3" text:outline-level="3">Medizin</text:h>
      <text:p text:style-name="Standard">Die Gentechnik hat einige kleine Verbesserungen in der Medi­zin bewirkt; so existieren Impfstoffe gegen gefährliche Viren, neue Impfstoffe können meist in wenigen Stunden produziert und weltweit zur Verfügung gestellt werden; Organe werden geklont und gezüchtet. Die Menschen leben im Schnitt bis zu 100 Jahre. Aber es gibt keine lebensverlängernde Stoffe, der Mensch hat auch durch Genmanipulation keine dauerhaften Verbesserungen am menschlichen Körper erzielt, es gibt keine Cyberware; keine Bioware etc.</text:p>
      <text:h text:style-name="Heading_20_3" text:outline-level="3">Energie</text:h>
      <text:p text:style-name="Standard">Die Fusionskraft ist keine Energiequelle die im großen Mass­stab Energie liefert, der Hauptenergieträger ist Atomkraft; sowie regenerative Energie (man kann aus biologischen Roh­stoffen ausreichend Dieselkraftstoffe generieren); die restli­chen Ölreserven sind massiv teuer und werden nur da ange­wendet, wo man bisher keine Ersatzstoffe gefunden hat.</text:p>
      <text:h text:style-name="Heading_20_3" text:outline-level="3">Industrie</text:h>
      <text:p text:style-name="Standard">Die Industrie hat sich von einer zentralisierten „Schwerindus­trie“ in eine dezentralisierte „Leichindustrie“ gewandelt. Die meisten Objekt werden also nicht mehr in einigen großen Fabriken hergestellt, sondern werden bei Bedarf in kleinen Fabrikationseinheiten hergestellt. Die Produktion ist massiv auf Wiederverwendbarkeit und Modularität ausgerichtet. Na­hezu alles, was man für den <text:s/>täglichen Bedarf benötigt kann man auch zu Hause produzieren. Große Gegenstände wie Autos werden noch von spezialisierten Unternehmen gefertigt, allerdings auf Bestellung und meistens als Einzel­anfertigung; aber eben bestehend aus standardisierten Mo­dulen und Einzelteilen, die man sehr flexibel zu­sammensetzen kann. Die Entwicklung eines Autos dauert nur einige wenige Stunden, die Entwicklung von neuen Teilmodu­len einige wenige Wochen. </text:p>
      <text:p text:style-name="Standard"/>
      <text:h text:style-name="Heading_20_1" text:outline-level="1">Kampagne</text:h>
      <text:h text:style-name="Heading_20_2" text:outline-level="2">Phase 1 – Low Power Fanatasy</text:h>
      <text:h text:style-name="Heading_20_2" text:outline-level="2">Phase 2 – High Power Fantasy</text:h>
      <text:h text:style-name="Heading_20_2" text:outline-level="2">Phase 3 – Kontrolle – Modern</text:h>
      <text:h text:style-name="Heading_20_2" text:outline-level="2">Phase 4 – Low Power Science Fiction</text:h>
      <text:h text:style-name="Heading_20_2" text:outline-level="2">Phase 5 – High Power Science Fiction</text:h>
      <text:h text:style-name="Heading_20_2" text:outline-level="2">Phase 6 – Supernatural</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Verdana"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padding="0cm" fo:border-left="none" fo:border-right="none" fo:border-top="none" fo:border-bottom="0.018cm solid #000000" style:shadow="none" fo:keep-with-next="always"/>
      <style:text-properties fo:color="#280099" style:font-name="Verdana1" fo:font-size="28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99cm" fo:margin-bottom="0.199cm" fo:padding="0cm" fo:border="none" style:shadow="none"/>
      <style:text-properties fo:color="#280099"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fo:padding="0cm" fo:border="none" style:shadow="none"/>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99cm" fo:margin-bottom="0.199cm" fo:padding="0cm" fo:border="none" style:shadow="none"/>
      <style:text-properties style:font-name="Verdana1"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7.9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13T13:25:26</meta:creation-date>
    <dc:date>2005-11-30T19:37:41</dc:date>
    <dc:language>de-DE</dc:language>
    <meta:editing-cycles>7</meta:editing-cycles>
    <meta:editing-duration>PT2H11M14S</meta:editing-duration>
    <meta:user-defined meta:name="Info 1"/>
    <meta:user-defined meta:name="Info 2"/>
    <meta:user-defined meta:name="Info 3"/>
    <meta:user-defined meta:name="Info 4"/>
    <meta:document-statistic meta:table-count="0" meta:image-count="0" meta:object-count="0" meta:page-count="1" meta:paragraph-count="58" meta:word-count="962" meta:character-count="6722"/>
  </office:meta>
</office:document-meta>
</file>